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a26d" officeooo:paragraph-rsid="001cf41f"/>
    </style:style>
    <style:style style:name="P2" style:family="paragraph" style:parent-style-name="Standard">
      <style:text-properties officeooo:rsid="00221145" officeooo:paragraph-rsid="00221145"/>
    </style:style>
    <style:style style:name="P3" style:family="paragraph" style:parent-style-name="Standard">
      <style:text-properties officeooo:rsid="00233262" officeooo:paragraph-rsid="0024d320"/>
    </style:style>
    <style:style style:name="P4" style:family="paragraph" style:parent-style-name="Standard">
      <style:text-properties officeooo:paragraph-rsid="0024d320"/>
    </style:style>
    <style:style style:name="P5" style:family="paragraph" style:parent-style-name="Standard">
      <style:text-properties officeooo:rsid="00199386" officeooo:paragraph-rsid="001cf41f"/>
    </style:style>
    <style:style style:name="P6" style:family="paragraph" style:parent-style-name="Standard">
      <style:text-properties officeooo:rsid="0023472d" officeooo:paragraph-rsid="0024d320"/>
    </style:style>
    <style:style style:name="P7" style:family="paragraph" style:parent-style-name="Standard">
      <style:text-properties officeooo:rsid="003139ea" officeooo:paragraph-rsid="003139ea"/>
    </style:style>
    <style:style style:name="P8" style:family="paragraph" style:parent-style-name="Standard">
      <style:text-properties officeooo:rsid="003577ef" officeooo:paragraph-rsid="003577ef"/>
    </style:style>
    <style:style style:name="P9" style:family="paragraph" style:parent-style-name="Standard">
      <style:text-properties officeooo:rsid="004ced4e" officeooo:paragraph-rsid="004ced4e"/>
    </style:style>
    <style:style style:name="P10" style:family="paragraph" style:parent-style-name="Standard">
      <style:text-properties officeooo:rsid="0052b3f8" officeooo:paragraph-rsid="0052b3f8"/>
    </style:style>
    <style:style style:name="P11" style:family="paragraph" style:parent-style-name="Standard">
      <style:text-properties officeooo:rsid="00540e22" officeooo:paragraph-rsid="00540e22"/>
    </style:style>
    <style:style style:name="P12" style:family="paragraph" style:parent-style-name="Standard">
      <style:text-properties officeooo:rsid="00540e22" officeooo:paragraph-rsid="00559ec3"/>
    </style:style>
    <style:style style:name="P13" style:family="paragraph" style:parent-style-name="Standard">
      <style:text-properties officeooo:rsid="005ad9ee" officeooo:paragraph-rsid="005ad9ee"/>
    </style:style>
    <style:style style:name="P14" style:family="paragraph" style:parent-style-name="Standard">
      <style:text-properties officeooo:rsid="005bfaf8" officeooo:paragraph-rsid="005bfaf8"/>
    </style:style>
    <style:style style:name="P15" style:family="paragraph" style:parent-style-name="Standard">
      <style:text-properties officeooo:rsid="005e9b99" officeooo:paragraph-rsid="005e9b99"/>
    </style:style>
    <style:style style:name="P16" style:family="paragraph" style:parent-style-name="Standard">
      <style:text-properties officeooo:rsid="005f2960" officeooo:paragraph-rsid="005f2960"/>
    </style:style>
    <style:style style:name="P17" style:family="paragraph" style:parent-style-name="Standard">
      <style:text-properties officeooo:rsid="005f2abb" officeooo:paragraph-rsid="005f2abb"/>
    </style:style>
    <style:style style:name="P18" style:family="paragraph" style:parent-style-name="Standard">
      <style:text-properties officeooo:rsid="00613c90" officeooo:paragraph-rsid="00613c90"/>
    </style:style>
    <style:style style:name="P19" style:family="paragraph" style:parent-style-name="Standard">
      <style:text-properties officeooo:rsid="0062f220" officeooo:paragraph-rsid="0062f220"/>
    </style:style>
    <style:style style:name="P20" style:family="paragraph" style:parent-style-name="Standard">
      <style:text-properties officeooo:rsid="00641fe3" officeooo:paragraph-rsid="00641fe3"/>
    </style:style>
    <style:style style:name="P21" style:family="paragraph" style:parent-style-name="Standard">
      <style:text-properties officeooo:rsid="00559ec3" officeooo:paragraph-rsid="00559ec3"/>
    </style:style>
    <style:style style:name="P22" style:family="paragraph" style:parent-style-name="Standard">
      <style:text-properties officeooo:rsid="0064a3be" officeooo:paragraph-rsid="0064a3be"/>
    </style:style>
    <style:style style:name="P23" style:family="paragraph" style:parent-style-name="Standard">
      <style:text-properties officeooo:rsid="0064bf3b" officeooo:paragraph-rsid="0064bf3b"/>
    </style:style>
    <style:style style:name="P24" style:family="paragraph" style:parent-style-name="Standard">
      <style:text-properties officeooo:rsid="00661598" officeooo:paragraph-rsid="00661598"/>
    </style:style>
    <style:style style:name="P25" style:family="paragraph" style:parent-style-name="Standard">
      <style:text-properties officeooo:rsid="00676545" officeooo:paragraph-rsid="00676545"/>
    </style:style>
    <style:style style:name="T1" style:family="text">
      <style:text-properties officeooo:rsid="00199386"/>
    </style:style>
    <style:style style:name="T2" style:family="text">
      <style:text-properties officeooo:rsid="0023472d"/>
    </style:style>
    <style:style style:name="T3" style:family="text">
      <style:text-properties officeooo:rsid="0027f5cd"/>
    </style:style>
    <style:style style:name="T4" style:family="text">
      <style:text-properties officeooo:rsid="0029966a"/>
    </style:style>
    <style:style style:name="T5" style:family="text">
      <style:text-properties officeooo:rsid="00367503"/>
    </style:style>
    <style:style style:name="T6" style:family="text">
      <style:text-properties officeooo:rsid="0037985e"/>
    </style:style>
    <style:style style:name="T7" style:family="text">
      <style:text-properties officeooo:rsid="003b5db2"/>
    </style:style>
    <style:style style:name="T8" style:family="text">
      <style:text-properties officeooo:rsid="003ef005"/>
    </style:style>
    <style:style style:name="T9" style:family="text">
      <style:text-properties officeooo:rsid="0048c3a1"/>
    </style:style>
    <style:style style:name="T10" style:family="text">
      <style:text-properties officeooo:rsid="004d17e8"/>
    </style:style>
    <style:style style:name="T11" style:family="text">
      <style:text-properties officeooo:rsid="0052b3f8"/>
    </style:style>
    <style:style style:name="T12" style:family="text">
      <style:text-properties officeooo:rsid="00540e22"/>
    </style:style>
    <style:style style:name="T13" style:family="text">
      <style:text-properties officeooo:rsid="0054e6e3"/>
    </style:style>
    <style:style style:name="T14" style:family="text">
      <style:text-properties officeooo:rsid="005caada"/>
    </style:style>
    <style:style style:name="T15" style:family="text">
      <style:text-properties officeooo:rsid="005f2960"/>
    </style:style>
    <style:style style:name="T16" style:family="text">
      <style:text-properties officeooo:rsid="005fdf43"/>
    </style:style>
    <style:style style:name="T17" style:family="text">
      <style:text-properties officeooo:rsid="0064bf3b"/>
    </style:style>
    <style:style style:name="T18" style:family="text">
      <style:text-properties officeooo:rsid="00661598"/>
    </style:style>
    <style:style style:name="T19" style:family="text">
      <style:text-properties officeooo:rsid="0067654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veral papers focusing on wireless authentication protocols were <text:span text:style-name="T1">reviewed</text:span> during the development of the Authentication Protocol for Wireless Ad Hoc Networks with Embedded Certificates (APEC) paper. <text:span text:style-name="T1">Topics of the papers included local time-stamp authentication, hop-by-hop authentication, human behavior inspired authentication, location-limited channels with pre-authentication, mutual trust authentication scheme between nodes, a threshold secret sharing that provides end-to-end authentication using an identity-based cryptosystem.</text:span></text:p>
      <text:p text:style-name="P5"><text:tab/>The authors of the APEC paper also explore a self-organized public-key management scheme in which there are no centralized services and it’s the responsibility of each node to generate private-public key pairs. Each individual node must also issue public key certificates to their neighbors along with performing authentication via a chain of public-key certificates. The nodes participating in this authentication scheme must also be able to implement this scheme across network partitions. The APEC authors also explored refinements to the scheme. The first of which limits how long a certificate is valid. Once a certificate is deemed in-valid after a pre-determined time period, new certificates must be issued to all neighboring nodes. Nodes participating in this modified authentication scheme must also form trust groups. Trust groups are comprised of nodes which all communicate using the group’s private and public key. Authenticity is maintained within the group through the usage of cached public-key certificates chain. <text:s/>The relationships between the cached public-keys and certificates are used to identify possible intrusions into the trust group. </text:p>
      <text:p text:style-name="P2"/>
      <text:p text:style-name="P3">The authors of the Time-Based Dynamic Keying and En-Route Filtering paper (TICK) considered several <text:span text:style-name="T2">en-route-filtering schemes and encryption papers in the development of their novel approach to such problems. They noticed that various papers tend to implement either static or dynamic key management schemes. From their research, they noticed that generally dynamic schemes are generally more resistant against malicious nodes then static schemes. Unfortunately, dynamic key management amongst nodes tends to increase communications overhead which drains batteries quicker. </text:span></text:p>
      <text:p text:style-name="P6"><text:tab/> The authors of TICK also noticed many short comings of current en-route filtering schemes. First off, they are computationally complex for less capable micro-controllers found on cheaper sensors. Secondly, they tend to to be “chatty” and send many keying messages over time which equates <text:s/>to high energy usage. Lastly, researchers generally do not discuss the energy consumption their en-route-filtering schemes require of the nodes in the system. In fact, one of the primarily benefits of the TICK protocol is the massive reduction in energy usage by each node in the system. </text:p>
      <text:p text:style-name="P4"><text:tab/><text:span text:style-name="T3">Since the TICK protocol makes use of the node’s local time in order to create a dynamic key, the authors took particular interest in previous attempts at similar dynamic key generation. One such study discusses the broadcast authentication scheme, uTESLA. In uTESLA, the dynamic keys are based on loose-time synchronization and delayed key disclosure. The TICK authors point out that this is a major fault as it not only wastes energy in the transfer of additional key messages, but it also assumes that key messages are not lost in transmission. It has also been found by other researchers that the usage of delayed key disclosure and loose-time synchronization make the uTESLA scheme vulnerable to attacks. </text:span></text:p>
      <text:p text:style-name="P4"><text:tab/><text:span text:style-name="T4">The TICK authors also considered the Time information-based Pre-deployed Secure Key Distribution (TPSKD) protocol in their development of time-based dynamic key generation. In a very similar fashion to how TICK works, the TPSKD scheme uses time to create session keys between neighboring nodes. When session keys are created, drift values are communicated between nodes during the creation of a pairwise session key. The TICK authors immediately noticed that the “chatty” exchange of drift values creates an unnecessary energy drain on the nodes. In addition, the drift values are static and do not take into consideration how actual drift values are dependent on several physical factors such as environmental conditions and the quality of the clock crystal. <text:s/></text:span></text:p>
      <text:p text:style-name="P4"/>
      <text:p text:style-name="P7">Brief Discussion</text:p>
      <text:p text:style-name="P8"><text:soft-page-break/>When a node implements the TICK framework, it uses it’s own local time value as a dynamic key to encrypt a message before transmission. The receiving node must in-turn use it’s local value to decode the message and verify it’s authenticity. <text:span text:style-name="T5">As the message progresses towards the sink, each intermediate node verifies the message by recreating the time-based dynamic key, and if authentic, re-encrypts it with a new dynamic key based on it’s own local time. If the message cannot be verified, it is dropped from the network.</text:span> The authors of TICK point out th<text:span text:style-name="T5">is framework</text:span> not only decreases the chance of a successful adversarial attack <text:span text:style-name="T5">due to time-based dynamic keys</text:span>, but also reduces the amount of control message<text:span text:style-name="T5">s</text:span> pass<text:span text:style-name="T5">ed</text:span> between the nodes <text:span text:style-name="T5">as keys are not explicitly passed between nodes</text:span>. <text:s/></text:p>
      <text:p text:style-name="P8"><text:tab/><text:span text:style-name="T6">The TICK protocol accomplishes it’s goals through the usage of three modules. The first of which is the Time-Based Key Management module (TKM). The primary purpose of this module is dynamic generation of keys using the local time of the node. The next module is the Filtering-Forwarding module (FFWD). The purpose of the FFWD module is to either forward packets to the sink or drop them from the network if they were determined to be malicious. The last module is the Crypto module (CRYPT). This module communicates with the TKM module to obtain a new dynamic key and perform validations on packets in transit. The next few sections will go into detail on each of the three modules and outline their responsibilities to the TICK protocol as a whole.</text:span></text:p>
      <text:p text:style-name="P8"><text:tab/><text:span text:style-name="T7">The TLM module is the backbone of the protocol. Whenever a node needs to either prepare a message for shipment or to verify a received message, the TLM module is called upon. In the scenario in which the node needs to send a new message to a sink, the TLM module samples the local clock and combines the value with the initialization vector (IV) in order to create the dynamic key. The key is then used by the CRYPT module to encrypt the message. Upon receiving a message destined for a sink, the TLM module is used to “guess” the local clock value originally used to create the dynamic key. In order to figure out the clock value originally used to encrypt the message, the TLM uses a calculation consisting of propagation time, packet transmission time, packet processing time, and error approximation to create a window of possible time values. Starting with the most likely time value in the window, the CRYPT module creates a potential dynamic key and tests it. If the key fails to properly decrypt the message, the CRYPT module requests another time value from the TLM and retries the decryption. This process continues until all the time values in the time window are exhausted. If no time value correctly decrypts the received message, the message is assumed to be invalid and will be eventually dropped by the FFWD module.</text:span></text:p>
      <text:p text:style-name="P8"><text:tab/><text:span text:style-name="T8">The CRYPT module handles all the encryption and validation responsibilities of the TICK protocol. When a node needs to transmit a new message to a remote sink, the CRYPT module will first append an ID to the message, obtain a new dynamic key from the TLM module, and finally encrypt the message using the RC4 algorithm. The encrypted message will then be handed off to the FFWD module for continued transmission to the sink. The CRYPT module also handles the validation of incoming messages transmitted by other nodes. This is done by continuously requesting keys from the TLM module until one works or all the possible keys are exhausted. If a key works, the message ID is tested to ensure it’s valid, and if so, the message is re-encrypted with a new key provided by the TLM and passed to the FFWD module for re-transmission. </text:span></text:p>
      <text:p text:style-name="P8"><text:tab/><text:span text:style-name="T9">The FFWD module is the final module in the TICK protocol. The responsibility of the FFWD module is to either forward a message to the next hop or drop the message if it is deemed malicious. The FFWD makes the determination on whether or not to forward the message depending on the results from the CRYPT module. </text:span></text:p>
      <text:p text:style-name="P8"/>
      <text:p text:style-name="P9">The APEC protocol <text:span text:style-name="T10">splits the authentication problem domain into a tuple of time and frequency. Participating nodes are pre-authenticated before participating in an APEC protocol cluster. Once authenticated, each node is given a single time slot in which they will be allowed to transmit a message on a particular frequency. In addition, the cluster head will issue each participating node a pseudo-</text:span><text:soft-page-break/><text:span text:style-name="T10">random number which the node will use to generate an array of frequencies to communicate upon during their time slot. </text:span></text:p>
      <text:p text:style-name="P9"><text:tab/><text:span text:style-name="T11">The explicit steps to set up a cluster consisting of APEC authenticated nodes is as follows:</text:span></text:p>
      <text:p text:style-name="P10">1) <text:span text:style-name="T12">Assume that all nodes entering the cluster have been pre-authenticated and are considered trustworthy.</text:span></text:p>
      <text:p text:style-name="P11">2) All nodes within the cluster are sent a public key by the cluster head.</text:p>
      <text:p text:style-name="P12">3) <text:span text:style-name="T13">Each node uses their public key to generate addem, multipliers, and other attributes which are then used to construct two pseudo-random number generators (PRNG) using a hash table. The first of which is the RandT() PRNG which generates the time slot values. The second PRNG is the RandF() function which is used to create an array of random communication frequencies.</text:span></text:p>
      <text:p text:style-name="P21">4) <text:s/>Each node then derives a random seed from the public key. The random seed is used to seed the RandT() PRNG function. The resulting time value is then used to seed the RandF() PRNG function resulting in a pseudo-random frequency.</text:p>
      <text:p text:style-name="P13">5) Once all the nodes have communicated over their time slots, the order of the time slots is permuted for the next round.</text:p>
      <text:p text:style-name="P13"/>
      <text:p text:style-name="P14">At the end of the above steps, all nodes within the APEC cluster will be able to create all possible time and frequency tuples. This is possible because every node will use the same PRNG construction and therefore will allow a deterministic re-creation of all 2-tuple time and frequency combinations. This is critical if a message needs to be passed along a network instead of just sent directly to a sink.</text:p>
      <text:p text:style-name="P14"><text:tab/><text:span text:style-name="T14">The authors of this paper make it clear that only a single-hop network is considered in the original design of this protocol. Even so, the internal mechanics of the PRNG inherit in each node allows for correct usage of time and space in multi-hop scenarios. It is further suggested by the authors that if multi-hop transmissions are necessary, the researchers such consider an algorithm such as AODV. </text:span></text:p>
      <text:p text:style-name="P14"/>
      <text:p text:style-name="P13"/>
      <text:p text:style-name="P13"/>
      <text:p text:style-name="P13"/>
      <text:p text:style-name="P13"/>
      <text:p text:style-name="P15">Encryption</text:p>
      <text:p text:style-name="P15">1) Source nodes are synchronized and loaded with a network-wide init vector (IV) pre-deployment. <text:span text:style-name="T15">IV and local time generate the initial and subsequent dynamic keys.</text:span></text:p>
      <text:p text:style-name="P16">2) Time-Based Key Management (TKM) deals with the generation of dynamic keys.</text:p>
      <text:p text:style-name="P16">3) Keys are a <text:span text:style-name="T16">function</text:span> of current time (ti) and an init vector (IV).</text:p>
      <text:p text:style-name="P17">4) N2 attempts to find the time N1 sent the node via the calculation presented.</text:p>
      <text:p text:style-name="P18">5) Packet flight time variables (p and e) are values found in the following papers:</text:p>
      <text:p text:style-name="P18">16, 17, 18, 19, the other parts of the calculation are found in papers 17 and 18.</text:p>
      <text:p text:style-name="P19">6) Must understand the relationship between tick window and tick value.</text:p>
      <text:p text:style-name="P20">7) Tick window calculation.</text:p>
      <text:p text:style-name="P20"/>
      <text:p text:style-name="P22">Modifications.</text:p>
      <text:p text:style-name="P23">0) all nodes and cluster head must start with the same color</text:p>
      <text:p text:style-name="P22">1) <text:span text:style-name="T17">Use a diffie-hellman keychain between the cluster head and nodes.</text:span></text:p>
      <text:p text:style-name="P23">2) Use a diffie-hellman keychain between all the nodes.</text:p>
      <text:p text:style-name="P23">3) <text:span text:style-name="T18">Allow for a time slot dedicated to the cluster head</text:span></text:p>
      <text:p text:style-name="P24">4) <text:span text:style-name="T19">Protocol for allowing a new node in</text:span></text:p>
      <text:p text:style-name="P25">5) </text:p>
      <text:p text:style-name="P17"/>
      <text:p text:style-name="P1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8T20:57:40.142000000</meta:creation-date>
    <dc:date>2017-02-13T22:54:36.764000000</dc:date>
    <meta:editing-duration>P3DT1H59M48S</meta:editing-duration>
    <meta:editing-cycles>33</meta:editing-cycles>
    <meta:generator>LibreOffice/5.2.3.3$Windows_x86 LibreOffice_project/d54a8868f08a7b39642414cf2c8ef2f228f780cf</meta:generator>
    <meta:print-date>2017-01-20T09:33:01.190000000</meta:print-date>
    <meta:document-statistic meta:table-count="0" meta:image-count="0" meta:object-count="0" meta:page-count="4" meta:paragraph-count="37" meta:word-count="1888" meta:character-count="11624" meta:non-whitespace-character-count="9746"/>
  </office:meta>
</office:document-meta>
</file>